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adornments="Обычный" style:font-family-generic="roman" style:font-pitch="variable" style:name="Book Antiqua" svg:font-family="'Book Antiqua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name="Таблица3">
      <style:table-properties style:width="8.177cm" table:align="right"/>
    </style:style>
    <style:style style:family="table-column" style:name="Таблица3.A">
      <style:table-column-properties style:column-width="8.177cm"/>
    </style:style>
    <style:style style:family="table-cell" style:name="Таблица3.A1">
      <style:table-cell-properties fo:border="none" fo:padding="0.097cm"/>
    </style:style>
    <style:style style:family="table" style:name="Таблица4">
      <style:table-properties style:width="17cm" table:align="margins"/>
    </style:style>
    <style:style style:family="table-column" style:name="Таблица4.A">
      <style:table-column-properties style:column-width="0.998cm" style:rel-column-width="566*"/>
    </style:style>
    <style:style style:family="table-column" style:name="Таблица4.B">
      <style:table-column-properties style:column-width="16.002cm" style:rel-column-width="9072*"/>
    </style:style>
    <style:style style:family="table-row" style:name="Таблица4.1">
      <style:table-row-properties style:keep-together="false"/>
    </style:style>
    <style:style style:family="table-cell" style:name="Таблица4.A1">
      <style:table-cell-properties fo:background-color="transparent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Таблица4.B1">
      <style:table-cell-properties fo:background-color="transparent" fo:border="0.002cm solid #000000" fo:padding="0.097cm">
        <style:background-image/>
      </style:table-cell-properties>
    </style:style>
    <style:style style:family="table-cell" style:name="Таблица4.A2">
      <style:table-cell-properties fo:background-color="transparent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Таблица4.B2">
      <style:table-cell-properties fo:background-color="transparent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table" style:name="Таблица2">
      <style:table-properties fo:break-before="column" style:width="17cm" table:align="left"/>
    </style:style>
    <style:style style:family="table-column" style:name="Таблица2.A">
      <style:table-column-properties style:column-width="1.004cm"/>
    </style:style>
    <style:style style:family="table-column" style:name="Таблица2.B">
      <style:table-column-properties style:column-width="15.997cm"/>
    </style:style>
    <style:style style:family="table-cell" style:name="Таблица2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2.B1">
      <style:table-cell-properties fo:border="0.002cm solid #000000" fo:padding="0.097cm"/>
    </style:style>
    <style:style style:family="table-cell" style:name="Таблица2.A2">
      <style:table-cell-properties fo:border-bottom="0.002cm solid #000000" fo:border-left="0.002cm solid #000000" fo:border-right="none" fo:border-top="none" fo:padding="0.097cm"/>
    </style:style>
    <style:style style:family="table-cell" style:name="Таблица2.B2">
      <style:table-cell-properties fo:border-bottom="0.002cm solid #000000" fo:border-left="0.002cm solid #000000" fo:border-right="0.002cm solid #000000" fo:border-top="none" fo:padding="0.097cm"/>
    </style:style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1.004cm" style:rel-column-width="3870*"/>
    </style:style>
    <style:style style:family="table-column" style:name="Таблица1.B">
      <style:table-column-properties style:column-width="15.997cm" style:rel-column-width="61665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1.B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none" fo:border-top="none" fo:padding="0.097cm"/>
    </style:style>
    <style:style style:family="table-cell" style:name="Таблица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RU" fo:language="ru"/>
    </style:style>
    <style:style style:family="paragraph" style:name="P2" style:parent-style-name="Contents_20_Heading">
      <style:paragraph-properties fo:break-before="page"/>
    </style:style>
    <style:style style:family="paragraph" style:name="P3" style:parent-style-name="Table_20_Contents">
      <style:text-properties fo:country="US" fo:language="en"/>
    </style:style>
    <style:style style:family="paragraph" style:name="P4" style:parent-style-name="Table_20_Contents">
      <style:paragraph-properties fo:text-align="end" style:justify-single-word="false"/>
      <style:text-properties fo:country="US" fo:language="en"/>
    </style:style>
    <style:style style:family="paragraph" style:name="P5" style:parent-style-name="Table_20_Heading">
      <style:text-properties fo:country="RU" fo:language="ru"/>
    </style:style>
    <style:style style:family="paragraph" style:name="P6" style:parent-style-name="Contents_20_1">
      <style:paragraph-properties>
        <style:tab-stops>
          <style:tab-stop style:leader-style="dotted" style:leader-text="." style:position="17cm" style:type="right"/>
        </style:tab-stops>
      </style:paragraph-properties>
    </style:style>
    <style:style style:family="paragraph" style:name="P7" style:parent-style-name="Frame_20_contents">
      <style:paragraph-properties fo:text-align="center" style:justify-single-word="false"/>
      <style:text-properties fo:country="RU" fo:language="ru"/>
    </style:style>
    <style:style style:family="paragraph" style:name="P8" style:parent-style-name="Caption">
      <style:text-properties fo:country="US" fo:language="en"/>
    </style:style>
    <style:style style:family="paragraph" style:name="P9" style:parent-style-name="Table_20_Heading">
      <style:text-properties fo:country="RU" fo:language="ru"/>
    </style:style>
    <style:style style:family="paragraph" style:name="P10" style:parent-style-name="Table_20_Contents">
      <style:text-properties fo:country="US" fo:language="en"/>
    </style:style>
    <style:style style:family="paragraph" style:name="P11" style:parent-style-name="Caption">
      <style:text-properties fo:country="US" fo:language="en"/>
    </style:style>
    <style:style style:family="paragraph" style:list-style-name="Numbering_20_1" style:name="P12" style:parent-style-name="Title">
      <style:paragraph-properties fo:break-before="page"/>
    </style:style>
    <style:style style:family="paragraph" style:name="P13" style:parent-style-name="Название_20_документа">
      <style:text-properties fo:country="US" fo:language="en"/>
    </style:style>
    <style:style style:family="paragraph" style:name="P14" style:parent-style-name="Standard">
      <style:paragraph-properties fo:margin-left="0cm" fo:margin-right="0cm" fo:text-indent="0cm" style:auto-text-indent="false">
        <style:tab-stops>
          <style:tab-stop style:position="9.999cm"/>
          <style:tab-stop style:position="12.501cm"/>
        </style:tab-stops>
      </style:paragraph-properties>
      <style:text-properties fo:country="US" fo:language="en"/>
    </style:style>
    <style:style style:family="paragraph" style:name="P15" style:parent-style-name="Frame_20_contents">
      <style:text-properties fo:country="RU" fo:language="ru"/>
    </style:style>
    <style:style style:family="paragraph" style:name="P16" style:parent-style-name="Table">
      <style:paragraph-properties fo:keep-with-next="always"/>
    </style:style>
    <style:style style:family="text" style:name="T1">
      <style:text-properties fo:country="US" fo:language="en"/>
    </style:style>
    <style:style style:family="text" style:name="T2">
      <style:text-properties fo:country="RU" fo:language="ru"/>
    </style:style>
    <style:style style:family="graphic" style:name="fr1" style:parent-style-name="Frame">
      <style:graphic-properties fo:border="none" fo:padding="0cm" style:horizontal-pos="center" style:horizontal-rel="page-content" style:shadow="none" style:vertical-pos="bottom" style:vertical-rel="page-content"/>
    </style:style>
    <style:style style:family="section" style:name="Sect1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name="Table" text:separation-character="."/>
        <text:sequence-decl text:display-outline-level="0" text:name="Text"/>
        <text:sequence-decl text:display-outline-level="0" text:name="Drawing"/>
      </text:sequence-decls>
      <draw:frame draw:name="Врезка1" draw:style-name="fr1" draw:z-index="0" style:rel-width="100%" svg:width="17cm" text:anchor-page-number="1" text:anchor-type="page">
        <draw:text-box fo:min-height="0.499cm">
          <text:p text:style-name="P7">Москва, <text:date style:data-style-name="N106" text:date-value="2011-07-01T10:58:28.73" text:fixed="true">2011</text:date>.</text:p>
        </draw:text-box>
      </draw:frame>
      <text:p text:style-name="Название_20_документа">Бортовая система управления разгонным блоком «Бриз-М»<text:line-break/>(БСУ РБ «Бриз-М»)</text:p>
      <text:p text:style-name="Caption"/>
      <text:p text:style-name="Caption"/>
      <text:p text:style-name="Название_20_документа">Программная документация на функцию<text:line-break/>(ПДФ)</text:p>
      <text:p text:style-name="P8"/>
      <text:p text:style-name="P13">Система управления бортовыми системами<text:line-break/>СУБС</text:p>
      <text:p text:style-name="P8"/>
      <text:p text:style-name="Название_20_документа">Описание функции <text:span text:style-name="T1">bik_subs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row>
          <table:table-cell office:value-type="string" table:style-name="Таблица3.A1">
            <text:p text:style-name="P3">Программист</text:p>
            <text:p text:style-name="P4">П.Е. Демин</text:p>
          </table:table-cell>
        </table:table-row>
        <table:table-row>
          <table:table-cell office:value-type="string" table:style-name="Таблица3.A1">
            <text:p text:style-name="P3">Начальник отдела</text:p>
            <text:p text:style-name="P4">А.Б. Петров</text:p>
          </table:table-cell>
        </table:table-row>
        <table:table-row>
          <table:table-cell office:value-type="string" table:style-name="Таблица3.A1">
            <text:p text:style-name="P3">Нормоконтроллер</text:p>
            <text:p text:style-name="P4">В.В. Афонин</text:p>
          </table:table-cell>
        </table:table-row>
      </table:table>
      <text:p text:style-name="P14"/>
      <text:table-of-content text:name="Оглавление1" text:protected="true" text:style-name="Sect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index-title text:name="Оглавление1_Head" text:style-name="Sect1">
            <text:h text:outline-level="1" text:style-name="P2">Оглавление</text:h>
          </text:index-title>
          <text:p text:style-name="P6"><text:s/>1 Переменные<text:tab/>3</text:p>
        </text:index-body>
      </text:table-of-content>
      <text:p text:style-name="P1"/>
      <text:list text:style-name="Numbering_20_1" xml:id="list37660912">
        <text:list-item>
          <text:h text:outline-level="1" text:style-name="P12"><text:bookmark text:name="__RefNumPara__4281_400747936"/>Переменные<text:bookmark-end text:name="__RefNumPara__4281_400747936"/></text:h>
        </text:list-item>
      </text:list>
      <text:p text:style-name="P15"/>
      <text:section text:name="have_no_writing" text:style-name="Sect1">
        <text:p text:style-name="P15">Функция <text:span text:style-name="T1">bik_subs </text:span>не использует переменные только на запись.</text:p>
      </text:section>
      <text:p text:style-name="P15"/>
      <text:p text:style-name="P15"/>
      <text:p text:style-name="Text_20_body"><text:span text:style-name="T1">bik_subs и</text:span><text:span text:style-name="T2">зменяет переменные, перечисленные в таблице </text:span><text:span text:style-name="T2"><text:sequence-ref text:ref-name="refTable0" text:reference-format="value">1.2</text:sequence-ref></text:span><text:span text:style-name="T2">:</text:span></text:p>
      <text:p text:style-name="P16"><text:span text:style-name="T2">Таблица </text:span><text:span text:style-name="T2"><text:sequence style:num-format="1" text:formula="ooow:Table+1" text:name="Table" text:ref-name="refTable0">1.2</text:sequence></text:span><text:span text:style-name="T2"> — Изменяемые переменные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office:value-type="string" table:style-name="Таблица4.A1">
              <text:p text:style-name="Table_20_Heading">№</text:p>
            </table:table-cell>
            <table:table-cell office:value-type="string" table:style-name="Таблица4.B1">
              <text:p text:style-name="Table_20_Heading">Название</text:p>
            </table:table-cell>
          </table:table-row>
        </table:table-header-rows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  <table:table-row table:style-name="Таблица4.1">
          <table:table-cell office:value-type="string" table:style-name="Таблица4.A2">
            <text:p text:style-name="P3">1</text:p>
          </table:table-cell>
          <table:table-cell office:value-type="string" table:style-name="Таблица4.B2">
            <text:p text:style-name="P3">chislo</text:p>
          </table:table-cell>
        </table:table-row>
        <table:table-row table:style-name="Таблица4.1">
          <table:table-cell office:value-type="string" table:style-name="Таблица4.A2">
            <text:p text:style-name="P3">2</text:p>
          </table:table-cell>
          <table:table-cell office:value-type="string" table:style-name="Таблица4.B2">
            <text:p text:style-name="P3">max_cikl</text:p>
          </table:table-cell>
        </table:table-row>
        <table:table-row table:style-name="Таблица4.1">
          <table:table-cell office:value-type="string" table:style-name="Таблица4.A2">
            <text:p text:style-name="P3">3</text:p>
          </table:table-cell>
          <table:table-cell office:value-type="string" table:style-name="Таблица4.B2">
            <text:p text:style-name="P3">timek</text:p>
          </table:table-cell>
        </table:table-row>
        <table:table-row table:style-name="Таблица4.1">
          <table:table-cell office:value-type="string" table:style-name="Таблица4.A2">
            <text:p text:style-name="P3">4</text:p>
          </table:table-cell>
          <table:table-cell office:value-type="string" table:style-name="Таблица4.B2">
            <text:p text:style-name="P3">timen</text:p>
          </table:table-cell>
        </table:table-row>
        <table:table-row table:style-name="Таблица4.1">
          <table:table-cell office:value-type="string" table:style-name="Таблица4.A2">
            <text:p text:style-name="P3">5</text:p>
          </table:table-cell>
          <table:table-cell office:value-type="string" table:style-name="Таблица4.B2">
            <text:p text:style-name="P3">zadacha</text:p>
          </table:table-cell>
        </table:table-row>
      </table:table>
      <text:section text:name="have_reading" text:style-name="Sect1">
        <text:p text:style-name="Table"><text:span text:style-name="T2">Функция </text:span><text:span text:style-name="T1">bik_subs </text:span><text:span text:style-name="T2">использует только на чтение переменные, перечисленные в таблице </text:span><text:span text:style-name="T2"><text:sequence-ref text:ref-name="refTable1" text:reference-format="value">1.3</text:sequence-ref></text:span></text:p>
        <text:p text:style-name="Table">Таблица <text:sequence style:num-format="1" text:formula="ooow:Table+1" text:name="Table" text:ref-name="refTable1">1.3</text:sequence> — Читаемые переменные</text:p>
        <table:table table:name="Таблица2" table:style-name="Таблица2">
          <table:table-column table:style-name="Таблица2.A"/>
          <table:table-column table:style-name="Таблица2.B"/>
          <table:table-header-rows>
            <table:table-row>
              <table:table-cell office:value-type="string" table:style-name="Таблица2.A1">
                <text:p text:style-name="P5">№</text:p>
              </table:table-cell>
              <table:table-cell office:value-type="string" table:style-name="Таблица2.B1">
                <text:p text:style-name="Table_20_Heading">Навание</text:p>
              </table:table-cell>
            </table:table-row>
          </table:table-header-rows>
          <table:table-row>
            <table:table-cell office:value-type="string" table:style-name="Таблица2.A2">
              <text:p text:style-name="P3">1</text:p>
            </table:table-cell>
            <table:table-cell office:value-type="string" table:style-name="Таблица2.B2">
              <text:p text:style-name="P3">lineika</text:p>
            </table:table-cell>
          </table:table-row>
          <table:table-row>
            <table:table-cell office:value-type="string" table:style-name="Таблица2.A2">
              <text:p text:style-name="P3">2</text:p>
            </table:table-cell>
            <table:table-cell office:value-type="string" table:style-name="Таблица2.B2">
              <text:p text:style-name="P3">tc</text:p>
            </table:table-cell>
          </table:table-row>
        </table:table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Book Antiqua" svg:font-family="'Book Antiqua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list-style-name="Numbering_20_1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auto-update="true" style:class="extra">
      <style:paragraph-properties fo:margin-top="0.212cm" fo:margin-bottom="0.212cm" fo:text-align="start" style:justify-single-word="false" text:number-lines="false" text:line-number="0"/>
      <style:text-properties style:font-name="Book Antiqua" fo:font-size="12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Title" style:next-style-name="Text_20_body" style:auto-update="true" style:default-outline-level="2" style:list-style-name="Outline" style:class="text" style:master-page-name="">
      <style:paragraph-properties style:page-number="auto" text:number-lines="false" text:line-number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auto-update="true" style:default-outline-level="1" style:list-style-name="" style:class="index" style:master-page-name="">
      <style:paragraph-properties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Название_20_документа" style:display-name="Название документа" style:family="paragraph" style:parent-style-name="Standard" style:next-style-name="Standard" style:auto-update="true">
      <style:paragraph-properties fo:text-align="center" style:justify-single-word="false"/>
      <style:text-properties style:font-name="Book Antiqua" fo:font-size="20pt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7-01T09:01:08.62</meta:creation-date>
    <meta:generator>OpenOffice.org/3.2$Win32 OpenOffice.org_project/320m18$Build-9502</meta:generator>
    <dc:date>2011-07-01T18:01:03.79</dc:date>
    <dc:creator>Петр Демин</dc:creator>
    <meta:editing-duration>PT04H32M15S</meta:editing-duration>
    <meta:editing-cycles>29</meta:editing-cycles>
    <meta:document-statistic meta:table-count="4" meta:image-count="0" meta:object-count="0" meta:page-count="3" meta:paragraph-count="29" meta:word-count="88" meta:character-count="706"/>
  </office:meta>
</office:document-meta>
</file>